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vertical-align="middle"/>
    </style:style>
    <style:style style:name="gr2" style:family="graphic" style:parent-style-name="standard">
      <style:graphic-properties svg:stroke-color="#000000" draw:marker-end="Arrow" draw:fill="none" draw:fill-color="#cfe7f5" draw:textarea-vertical-align="middle"/>
    </style:style>
    <style:style style:name="gr3" style:family="graphic" style:parent-style-name="standard">
      <style:graphic-properties svg:stroke-color="#000000" draw:fill="none" draw:fill-color="#ffffff" draw:textarea-vertical-align="middle"/>
    </style:style>
    <style:style style:name="gr4" style:family="graphic" style:parent-style-name="standard">
      <style:graphic-properties svg:stroke-color="#000000" draw:fill="none" draw:fill-color="#ffffff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89cm"/>
    </style:style>
    <style:style style:name="gr6" style:family="graphic" style:parent-style-name="objectwithoutfill">
      <style:graphic-properties draw:marker-end="Arrowheads_20_1" draw:fill="none" draw:textarea-vertical-align="middle"/>
    </style:style>
    <style:style style:name="gr7" style:family="graphic" style:parent-style-name="objectwithoutfill">
      <style:graphic-properties draw:marker-start="Arrowheads_20_1" draw:marker-end="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975cm"/>
    </style:style>
    <style:style style:name="gr10" style:family="graphic" style:parent-style-name="standard">
      <style:graphic-properties draw:stroke="none" svg:stroke-color="#000000" draw:fill="none" draw:fill-color="#ffffff" fo:min-height="0.675cm"/>
    </style:style>
    <style:style style:name="gr11" style:family="graphic" style:parent-style-name="standard">
      <style:graphic-properties draw:stroke="none" svg:stroke-color="#000000" draw:fill="none" draw:fill-color="#ffffff" fo:min-height="0.65cm"/>
    </style:style>
    <style:style style:name="gr12" style:family="graphic" style:parent-style-name="objectwithoutfill">
      <style:graphic-properties draw:marker-end="Arrow" draw:marker-end-width="0.2cm" draw:fill="none" draw:textarea-vertical-align="middle"/>
    </style:style>
    <style:style style:name="gr13" style:family="graphic" style:parent-style-name="objectwithoutfill">
      <style:graphic-properties draw:marker-end="Arrow" draw:fill="none" draw:textarea-vertical-align="middle"/>
    </style:style>
    <style:style style:name="gr14" style:family="graphic" style:parent-style-name="objectwithoutfill">
      <style:graphic-properties draw:marker-start="Arrow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style:font-pitch="variable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5pt" style:font-size-asian="15pt" style:font-size-complex="15pt"/>
    </style:style>
    <style:style style:name="P5" style:family="paragraph">
      <style:paragraph-properties fo:text-align="center" style:text-autospace="none"/>
    </style:style>
    <style:style style:name="P6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15pt" style:font-size-asian="15pt" style:font-size-complex="15pt"/>
    </style:style>
    <style:style style:name="P9" style:family="paragraph">
      <style:text-properties fo:font-size="13pt" fo:font-weight="bold" style:font-size-asian="13pt" style:font-weight-asian="bold" style:font-size-complex="13pt" style:font-weight-complex="bold"/>
    </style:style>
    <style:style style:name="P10" style:family="paragraph"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family="Arial" style:font-family-generic="swiss" style:font-pitch="variable" fo:font-size="15pt" style:font-family-asian="'Lucida Sans Unicode'" style:font-family-generic-asian="system" style:font-pitch-asian="variable" style:font-size-asian="15pt" style:font-family-complex="Tahoma" style:font-family-generic-complex="system" style:font-pitch-complex="variable" style:font-size-complex="15pt"/>
    </style:style>
    <style:style style:name="T2" style:family="text">
      <style:text-properties fo:font-family="Arial" style:font-family-generic="swiss" style:font-pitch="variable" fo:font-size="10.5pt" fo:font-weight="bold" style:font-family-asian="'Lucida Sans Unicode'" style:font-family-generic-asian="system" style:font-pitch-asian="variable" style:font-size-asian="10.5pt" style:font-weight-asian="bold" style:font-family-complex="Tahoma" style:font-family-generic-complex="system" style:font-pitch-complex="variable" style:font-size-complex="10.5pt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0.5pt" fo:font-weight="bold" style:font-size-asian="10.5pt" style:font-weight-asian="bold" style:font-size-complex="10.5pt" style:font-weight-complex="bold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bold" style:letter-kerning="true" style:font-family-asian="'Microsoft YaHei'" style:font-family-generic-asian="system" style:font-pitch-asian="variable" style:font-size-asian="12pt" style:font-style-asian="normal" style:font-weight-asian="bold" style:font-family-complex="'Lucida Sans'" style:font-family-generic-complex="system" style:font-pitch-complex="variable" style:font-size-complex="7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9.6cm" svg:height="11cm" svg:x="5.6cm" svg:y="5.1cm">
          <text:p/>
        </draw:rect>
        <draw:rect draw:style-name="gr2" draw:text-style-name="P1" draw:layer="layout" svg:width="18.3cm" svg:height="9.9cm" svg:x="6.3cm" svg:y="5.7cm">
          <text:p/>
        </draw:rect>
        <draw:rect draw:style-name="gr3" draw:text-style-name="P2" draw:layer="layout" svg:width="2.6cm" svg:height="1.6cm" svg:x="12.7cm" svg:y="7.1cm">
          <text:p text:style-name="P1"><text:span text:style-name="T1">K</text:span><text:span text:style-name="T2">p</text:span></text:p>
        </draw:rect>
        <draw:rect draw:style-name="gr3" draw:text-style-name="P3" draw:layer="layout" svg:width="2.6cm" svg:height="1.6cm" svg:x="12.774cm" svg:y="11.974cm">
          <text:p text:style-name="P1"><text:span text:style-name="T3">K</text:span><text:span text:style-name="T4">d</text:span><text:span text:style-name="T3">.s</text:span></text:p>
        </draw:rect>
        <draw:circle draw:style-name="gr4" draw:text-style-name="P1" draw:layer="layout" svg:width="1.1cm" svg:height="1.1cm" svg:x="8.1cm" svg:y="9.8cm">
          <text:p/>
        </draw:circle>
        <draw:g>
          <draw:circle draw:style-name="gr4" draw:text-style-name="P1" draw:layer="layout" svg:width="1.1cm" svg:height="1.1cm" svg:x="16.1cm" svg:y="9.8cm">
            <text:p/>
          </draw:circle>
          <draw:frame draw:style-name="gr5" draw:text-style-name="P4" draw:layer="layout" svg:width="0.3cm" svg:height="0.839cm" svg:x="16.4cm" svg:y="10.3cm">
            <draw:text-box>
              <text:p><text:span text:style-name="T3">+</text:span></text:p>
            </draw:text-box>
          </draw:frame>
          <draw:frame draw:style-name="gr5" draw:text-style-name="P4" draw:layer="layout" svg:width="0.3cm" svg:height="0.839cm" svg:x="16.4cm" svg:y="9.6cm">
            <draw:text-box>
              <text:p><text:span text:style-name="T3">+</text:span></text:p>
            </draw:text-box>
          </draw:frame>
        </draw:g>
        <draw:line draw:style-name="gr6" draw:text-style-name="P1" draw:layer="layout" svg:x1="17.2cm" svg:y1="10.3cm" svg:x2="19.4cm" svg:y2="10.3cm">
          <text:p/>
        </draw:line>
        <draw:rect draw:style-name="gr3" draw:text-style-name="P6" draw:layer="layout" svg:width="2.6cm" svg:height="1.6cm" svg:x="19.4cm" svg:y="9.5cm">
          <text:p text:style-name="P5"><text:span text:style-name="T5">1</text:span></text:p>
          <text:p text:style-name="P5"><text:span text:style-name="T5">-----------</text:span></text:p>
          <text:p text:style-name="P5"><text:span text:style-name="T5">(2s + 1)</text:span></text:p>
        </draw:rect>
        <draw:line draw:style-name="gr6" draw:text-style-name="P1" draw:layer="layout" svg:x1="22cm" svg:y1="10.3cm" svg:x2="24.5cm" svg:y2="10.3cm">
          <text:p/>
        </draw:line>
        <draw:line draw:style-name="gr7" draw:text-style-name="P1" draw:layer="layout" svg:x1="8.1cm" svg:y1="10.3cm" svg:x2="6.6cm" svg:y2="10.3cm">
          <text:p/>
        </draw:line>
        <draw:line draw:style-name="gr8" draw:text-style-name="P1" draw:layer="layout" svg:x1="23cm" svg:y1="10.3cm" svg:x2="23cm" svg:y2="14.7cm">
          <text:p/>
        </draw:line>
        <draw:line draw:style-name="gr8" draw:text-style-name="P1" draw:layer="layout" svg:x1="23cm" svg:y1="14.7cm" svg:x2="8.6cm" svg:y2="14.7cm">
          <text:p/>
        </draw:line>
        <draw:line draw:style-name="gr7" draw:text-style-name="P1" draw:layer="layout" svg:x1="8.6cm" svg:y1="10.9cm" svg:x2="8.6cm" svg:y2="14.7cm">
          <text:p/>
        </draw:line>
        <draw:frame draw:style-name="gr5" draw:text-style-name="P8" draw:layer="layout" svg:width="0.3cm" svg:height="0.839cm" svg:x="8.1cm" svg:y="9.9cm">
          <draw:text-box>
            <text:p text:style-name="P7"><text:span text:style-name="T3">+</text:span></text:p>
          </draw:text-box>
        </draw:frame>
        <draw:frame draw:style-name="gr5" draw:text-style-name="P4" draw:layer="layout" svg:width="0.3cm" svg:height="0.839cm" svg:x="8.5cm" svg:y="10.3cm">
          <draw:text-box>
            <text:p><text:span text:style-name="T3">-</text:span></text:p>
          </draw:text-box>
        </draw:frame>
        <draw:frame draw:style-name="gr9" draw:text-style-name="P9" draw:layer="layout" svg:width="1.4cm" svg:height="1.225cm" svg:x="9.727cm" svg:y="9.473cm">
          <draw:text-box>
            <text:p><text:span text:style-name="T6">E(s)</text:span></text:p>
          </draw:text-box>
        </draw:frame>
        <draw:frame draw:style-name="gr9" draw:text-style-name="P10" draw:layer="layout" svg:width="1.5cm" svg:height="1.225cm" svg:x="17.4cm" svg:y="9.461cm">
          <draw:text-box>
            <text:p><text:span text:style-name="T6">C(s)</text:span></text:p>
          </draw:text-box>
        </draw:frame>
        <draw:frame draw:style-name="gr10" draw:text-style-name="P10" draw:layer="layout" svg:width="1.3cm" svg:height="0.925cm" svg:x="22.9cm" svg:y="9.475cm">
          <draw:text-box>
            <text:p><text:span text:style-name="T6">Y(s)</text:span></text:p>
          </draw:text-box>
        </draw:frame>
        <draw:frame draw:style-name="gr9" draw:text-style-name="P10" draw:layer="layout" svg:width="1.4cm" svg:height="1.225cm" svg:x="6.3cm" svg:y="9.6cm">
          <draw:text-box>
            <text:p><text:span text:style-name="T6">R(s)</text:span></text:p>
          </draw:text-box>
        </draw:frame>
        <draw:frame draw:style-name="gr11" draw:text-style-name="P11" draw:layer="layout" svg:width="3.9cm" svg:height="0.9cm" svg:x="11.968cm" svg:y="6.165cm">
          <draw:text-box>
            <text:p text:style-name="P1"><text:span text:style-name="T6">PD controller</text:span></text:p>
          </draw:text-box>
        </draw:frame>
        <draw:frame draw:style-name="gr9" draw:text-style-name="P11" draw:layer="layout" svg:width="3.3cm" svg:height="1.225cm" svg:x="7cm" svg:y="8.5cm">
          <draw:text-box>
            <text:p text:style-name="P1"><text:span text:style-name="T6">Summing</text:span></text:p>
            <text:p text:style-name="P1"><text:span text:style-name="T6">point</text:span></text:p>
          </draw:text-box>
        </draw:frame>
        <draw:frame draw:style-name="gr11" draw:text-style-name="P11" draw:layer="layout" svg:width="3.3cm" svg:height="0.9cm" svg:x="19cm" svg:y="8.7cm">
          <draw:text-box>
            <text:p text:style-name="P1"><text:span text:style-name="T6">Power plant</text:span></text:p>
          </draw:text-box>
        </draw:frame>
        <draw:frame draw:style-name="gr9" draw:text-style-name="P10" draw:layer="layout" svg:width="1.3cm" svg:height="1.225cm" svg:x="7cm" svg:y="11.175cm">
          <draw:text-box>
            <text:p><text:span text:style-name="T6">Y(s)</text:span></text:p>
          </draw:text-box>
        </draw:frame>
        <draw:line draw:style-name="gr8" draw:text-style-name="P1" draw:layer="layout" svg:x1="9.2cm" svg:y1="10.3cm" svg:x2="11.6cm" svg:y2="10.3cm">
          <text:p/>
        </draw:line>
        <draw:line draw:style-name="gr8" draw:text-style-name="P1" draw:layer="layout" svg:x1="11.6cm" svg:y1="10.3cm" svg:x2="11.6cm" svg:y2="12.9cm">
          <text:p/>
        </draw:line>
        <draw:line draw:style-name="gr12" draw:text-style-name="P1" draw:layer="layout" svg:x1="11.6cm" svg:y1="12.9cm" svg:x2="12.7cm" svg:y2="12.9cm">
          <text:p/>
        </draw:line>
        <draw:line draw:style-name="gr8" draw:text-style-name="P1" draw:layer="layout" svg:x1="11.6cm" svg:y1="7.7cm" svg:x2="11.6cm" svg:y2="10.3cm">
          <text:p/>
        </draw:line>
        <draw:line draw:style-name="gr12" draw:text-style-name="P1" draw:layer="layout" svg:x1="11.6cm" svg:y1="7.7cm" svg:x2="12.7cm" svg:y2="7.7cm">
          <text:p/>
        </draw:line>
        <draw:line draw:style-name="gr8" draw:text-style-name="P1" draw:layer="layout" svg:x1="15.3cm" svg:y1="7.7cm" svg:x2="16.6cm" svg:y2="7.7cm">
          <text:p/>
        </draw:line>
        <draw:line draw:style-name="gr8" draw:text-style-name="P1" draw:layer="layout" svg:x1="15.4cm" svg:y1="12.8cm" svg:x2="16.6cm" svg:y2="12.8cm">
          <text:p/>
        </draw:line>
        <draw:line draw:style-name="gr13" draw:text-style-name="P1" draw:layer="layout" svg:x1="16.6cm" svg:y1="7.7cm" svg:x2="16.6cm" svg:y2="9.8cm">
          <text:p/>
        </draw:line>
        <draw:line draw:style-name="gr14" draw:text-style-name="P1" draw:layer="layout" svg:x1="16.6cm" svg:y1="10.9cm" svg:x2="16.6cm" svg:y2="12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heads_20_1" draw:display-name="Arrowheads 1" svg:viewBox="0 0 1321 3493" svg:d="M1321 3493h-1321l661-349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veen Ganesh Muralidharan</meta:initial-creator>
    <meta:creation-date>2020-09-15T21:49:32.39</meta:creation-date>
    <dc:date>2020-12-11T16:45:35.29</dc:date>
    <dc:creator>Naveen Ganesh Muralidharan</dc:creator>
    <meta:editing-duration>PT17H55M43S</meta:editing-duration>
    <meta:editing-cycles>38</meta:editing-cycles>
    <meta:generator>OpenOffice/4.1.7$Win32 OpenOffice.org_project/417m1$Build-9800</meta:generator>
    <meta:printed-by>Naveen Ganesh Muralidharan</meta:printed-by>
    <meta:print-date>2020-09-28T16:47:59.55</meta:print-date>
    <meta:document-statistic meta:object-count="35"/>
  </office:meta>
</office:document-meta>
</file>